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70000009C6EDF59D071ACAE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x-locale-body, sans-serif"/>
    <style:font-face style:name="consolas" svg:font-family="consolas, 'Liberation Mono', courier, monospace"/>
    <style:font-face style:name="consolas1" svg:font-family="consolas, monaco, 'andale mono', monospace"/>
    <style:font-face style:name="x-locale-heading-primary" svg:font-family="x-locale-heading-primary, zillaslab, Palatino, 'Palatino Linotype', x-locale-heading-secondary, serif"/>
    <style:font-face style:name="Noto Sans CJK SC Regular1" svg:font-family="'Noto Sans CJK SC Regular'" style:font-family-generic="swiss"/>
    <style:font-face style:name="Open Sans1" svg:font-family="'Open Sans', arial, x-locale-body, sans-serif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style:line-height-at-least="0.503cm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style:line-height-at-least="0.503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Open Sans1" fo:font-size="14pt" officeooo:rsid="0014465c" officeooo:paragraph-rsid="0014465c" style:font-name-asian="Open Sans1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Open Sans" style:font-size-asian="14pt" style:font-style-asian="normal" style:font-weight-asian="normal"/>
    </style:style>
    <style:style style:name="P10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1" style:family="paragraph" style:parent-style-name="Text_20_body" style:list-style-name="L2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Open Sans" style:font-size-asian="14pt" style:font-style-asian="normal" style:font-weight-asian="normal"/>
    </style:style>
    <style:style style:name="T1" style:family="text">
      <style:text-properties style:font-name="Open Sans" fo:font-size="14pt" fo:font-style="normal" fo:font-weight="normal"/>
    </style:style>
    <style:style style:name="T2" style:family="text">
      <style:text-properties style:font-name-asian="Open Sans" style:font-size-asian="14pt" style:font-style-asian="normal" style:font-weight-asian="normal"/>
    </style:style>
    <style:style style:name="T3" style:family="text">
      <style:text-properties fo:font-variant="normal" fo:text-transform="none" fo:color="#333333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333333" style:font-name="Open Sans" fo:font-size="14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33333" style:font-name="consolas" fo:font-size="14pt" fo:letter-spacing="normal" fo:font-style="normal" fo:font-weight="normal" fo:background-color="#eeeeee" loext:char-shading-value="0" loext:padding="0cm" loext:border="none"/>
    </style:style>
    <style:style style:name="T6" style:family="text">
      <style:text-properties fo:font-variant="normal" fo:text-transform="none" fo:color="#333333" fo:letter-spacing="normal" style:font-name-asian="Open Sans" style:font-size-asian="14pt" style:font-style-asian="normal" style:font-weight-asian="normal"/>
    </style:style>
    <style:style style:name="T7" style:family="text">
      <style:text-properties fo:font-variant="normal" fo:text-transform="none" fo:color="#333333" fo:letter-spacing="normal" style:font-name-asian="Open Sans" style:font-size-asian="14pt" style:font-style-asian="normal" style:font-weight-asian="normal" loext:padding="0cm" loext:border="none"/>
    </style:style>
    <style:style style:name="T8" style:family="text">
      <style:text-properties fo:font-variant="normal" fo:text-transform="none" fo:color="#333333" fo:letter-spacing="normal" officeooo:rsid="0012a827" style:font-name-asian="Open Sans" style:font-size-asian="14pt" style:font-style-asian="normal" style:font-weight-asian="normal"/>
    </style:style>
    <style:style style:name="T9" style:family="text">
      <style:text-properties fo:font-variant="normal" fo:text-transform="none" fo:color="#333333" fo:letter-spacing="normal" fo:background-color="#eeeeee" loext:char-shading-value="0" style:font-name-asian="consolas" style:font-size-asian="14pt" style:font-style-asian="normal" style:font-weight-asian="normal" loext:padding="0cm" loext:border="none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12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13" style:family="text">
      <style:text-properties fo:font-variant="normal" fo:text-transform="none" fo:color="#333333" fo:letter-spacing="normal" style:font-name-asian="x-locale-heading-primary" style:font-size-asian="13.5pt" style:font-style-asian="normal" style:font-weight-asian="normal"/>
    </style:style>
    <style:style style:name="T14" style:family="text">
      <style:text-properties fo:font-variant="normal" fo:text-transform="none" fo:color="#333333" fo:letter-spacing="normal" loext:padding="0cm" loext:border="none"/>
    </style:style>
    <style:style style:name="T15" style:family="text">
      <style:text-properties fo:font-variant="normal" fo:text-transform="none" fo:color="#333333" fo:font-size="14pt" fo:letter-spacing="normal" fo:font-style="normal" fo:font-weight="normal"/>
    </style:style>
    <style:style style:name="T16" style:family="text">
      <style:text-properties fo:font-variant="normal" fo:text-transform="none" fo:color="#333333" style:font-name="x-locale-heading-primary" fo:font-size="13.5pt" fo:letter-spacing="normal" fo:font-style="normal" fo:font-weight="normal"/>
    </style:style>
    <style:style style:name="T17" style:family="text">
      <style:text-properties fo:font-variant="normal" fo:text-transform="none" fo:color="#333333" style:font-name="x-locale-heading-primary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387894" style:text-line-through-style="none" style:text-line-through-type="none" style:font-name="consolas" fo:font-size="13.5pt" fo:letter-spacing="normal" fo:font-style="normal" style:text-underline-style="none" fo:font-weight="normal" style:text-blinking="false" fo:background-color="#eeeeee" loext:char-shading-value="0" loext:padding="0cm" loext:border="none"/>
    </style:style>
    <style:style style:name="T19" style:family="text">
      <style:text-properties style:font-name="consolas1" fo:font-size="14pt" fo:font-style="normal" fo:font-weight="normal" loext:padding="0cm" loext:border="none"/>
    </style:style>
    <style:style style:name="T20" style:family="text">
      <style:text-properties style:font-name-asian="consolas1" style:font-size-asian="14pt" style:font-style-asian="normal" style:font-weight-asian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`</text:span><text:span text:style-name="T6">要引用一个位于同级目录的 </text:span><text:span text:style-name="T3">HTML </text:span><text:span text:style-name="T6">文件，只需直接使用文件名，比如 </text:span><text:span text:style-name="T7"> </text:span><text:span text:style-name="Source_20_Text"><text:span text:style-name="T5">my-image.jpg</text:span></text:span><text:span text:style-name="Source_20_Text"><text:span text:style-name="T9">。</text:span></text:span></text:p>
      <text:list xml:id="list2114996492" text:style-name="L1">
        <text:list-item>
          <text:p text:style-name="P4"><text:span text:style-name="T2">要引用一下子目录的文件，在路径前写下目录名并加一个斜杠，比如 </text:span><text:span text:style-name="T19">subdirectory/my-image.jpg</text:span><text:span text:style-name="T20">。</text:span></text:p>
        </text:list-item>
        <text:list-item>
          <text:p text:style-name="P3"><text:span text:style-name="T6">要引用一个父目录的 </text:span><text:span text:style-name="T3">HTML </text:span><text:span text:style-name="T6">文件，加上两个点。举个例子，如果 </text:span><text:span text:style-name="Source_20_Text"><text:span text:style-name="T5">index.html</text:span></text:span><text:span text:style-name="T4"> </text:span><text:span text:style-name="T6">在 </text:span><text:span text:style-name="T7"> </text:span><text:span text:style-name="Source_20_Text"><text:span text:style-name="T5">test-site</text:span></text:span><text:span text:style-name="T4"> </text:span><text:span text:style-name="T6">子目录而</text:span><text:span text:style-name="T7"> </text:span><text:span text:style-name="Source_20_Text"><text:span text:style-name="T5">my-image.png</text:span></text:span><text:span text:style-name="T4"> </text:span><text:span text:style-name="T6">与</text:span><text:span text:style-name="T7">  </text:span><text:span text:style-name="Source_20_Text"><text:span text:style-name="T5">test-site</text:span></text:span><text:span text:style-name="T4"> </text:span><text:span text:style-name="T6">处于同级目录，你可以使用</text:span><text:span text:style-name="T7"> </text:span><text:span text:style-name="Source_20_Text"><text:span text:style-name="T5">../my-image.png </text:span></text:span><text:span text:style-name="Source_20_Text"><text:span text:style-name="T9">在</text:span></text:span><text:span text:style-name="T7"> </text:span><text:span text:style-name="Source_20_Text"><text:span text:style-name="T5">index.html</text:span></text:span><text:span text:style-name="T4"> </text:span><text:span text:style-name="T7">内引用 </text:span><text:span text:style-name="Source_20_Text"><text:span text:style-name="T5">my-image.png</text:span></text:span><text:span text:style-name="T4"> </text:span><text:span text:style-name="T7">。</text:span></text:p>
        </text:list-item>
        <text:list-item>
          <text:p text:style-name="P6"><text:span text:style-name="T6">你可以组合随意以上方法，比如 </text:span><text:span text:style-name="Source_20_Text"><text:span text:style-name="T5">../subdirectory/another-subdirectory/my-image.png</text:span></text:span><text:span text:style-name="T3">.</text:span></text:p>
        </text:list-item>
      </text:list>
      <text:p text:style-name="P5"><text:span text:style-name="T3"/></text:p>
      <text:p text:style-name="P8"><text:span text:style-name="T10">元素：</text:span></text:p>
      <text:p text:style-name="P8"><text:span text:style-name="T10"><text:s/>element就是 </text:span><text:span text:style-name="T12">&lt;p&gt; my cat &lt;/p&gt; <text:s/>这个整体。</text:span></text:p>
      <text:p text:style-name="P9">元素也可以有属性，看起来像这样：</text:p>
      <text:p text:style-name="P10"><draw:frame draw:style-name="fr1" draw:name="图像1" text:anchor-type="as-char" svg:y="-3.343cm" svg:width="11.871cm" svg:height="3.052cm" draw:z-index="0"><draw:image xlink:href="Pictures/10000000000005070000009C6EDF59D071ACAE82.png" xlink:type="simple" xlink:show="embed" xlink:actuate="onLoad"/></draw:frame></text:p>
      <text:p text:style-name="P2"><text:span text:style-name="T6">属性</text:span><text:span text:style-name="T7">（</text:span><text:span text:style-name="T4">Attribute</text:span><text:span text:style-name="T7">）</text:span><text:span text:style-name="T6">包含了关于元素的一些额外的信息，这些信息本身并不需要被显现在内容（</text:span><text:span text:style-name="T4">Content</text:span><text:span text:style-name="T6">）中。在这个例子中，</text:span><text:span text:style-name="T3">class </text:span><text:span text:style-name="T6">是一个属性名称（</text:span><text:span text:style-name="T3">name</text:span><text:span text:style-name="T6">），</text:span><text:span text:style-name="Source_20_Text"><text:span text:style-name="T5">editor-note</text:span></text:span><text:span text:style-name="T3"> </text:span><text:span text:style-name="T6">是属性的值</text:span><text:span text:style-name="T3">(value) </text:span><text:span text:style-name="T6">。</text:span><text:span text:style-name="T3">class </text:span><text:span text:style-name="T6">属性允许你为元素提供一个标识名称，以便进一步为元素指定样式或进行其他操作时使用。</text:span></text:p>
      <text:p text:style-name="P9">一个属性应该包含：</text:p>
      <text:list xml:id="list1097054241" text:style-name="L2">
        <text:list-item>
          <text:p text:style-name="P11">在属性与元素名称或上一个属性（如果有超过一个属性的话）之间的空格符</text:p>
        </text:list-item>
        <text:list-item>
          <text:p text:style-name="P11">属性的名称，并接上一个等号</text:p>
        </text:list-item>
        <text:list-item>
          <text:p text:style-name="P11">由引号所包围的属性值</text:p>
        </text:list-item>
      </text:list>
      <text:p text:style-name="P10"><text:span text:style-name="T2">毫无惊喜地，</text:span><text:span text:style-name="T1">CSS </text:span><text:span text:style-name="T2">布局就是基于盒模型的。每个占据你页面空间的块级元素都有相似的属性：</text:span></text:p>
      <text:list xml:id="list3177351242" text:style-name="L3">
        <text:list-item>
          <text:p text:style-name="P7"><text:span text:style-name="Source_20_Text"><text:span text:style-name="T9">内边距（</text:span></text:span><text:span text:style-name="Source_20_Text"><text:span text:style-name="T5">padding</text:span></text:span><text:span text:style-name="Source_20_Text"><text:span text:style-name="T9">）</text:span></text:span><text:span text:style-name="T3">, </text:span><text:span text:style-name="T6">围绕着内容的空间（比如围绕段落的空间）</text:span></text:p>
        </text:list-item>
        <text:list-item>
          <text:p text:style-name="P7"><text:soft-page-break/><text:span text:style-name="Source_20_Text"><text:span text:style-name="T9">边框（</text:span></text:span><text:span text:style-name="Source_20_Text"><text:span text:style-name="T5">border</text:span></text:span><text:span text:style-name="Source_20_Text"><text:span text:style-name="T9">）</text:span></text:span><text:span text:style-name="T3">, </text:span><text:span text:style-name="T6">紧接着内边距的实体线段</text:span></text:p>
        </text:list-item>
        <text:list-item>
          <text:p text:style-name="P7"><text:span text:style-name="Source_20_Text"><text:span text:style-name="T9">外边距</text:span></text:span><text:span text:style-name="Source_20_Text"><text:span text:style-name="T5">(margin)</text:span></text:span><text:span text:style-name="T3">, </text:span><text:span text:style-name="T6">围绕元素外部的空间</text:span></text:p>
        </text:list-item>
      </text:list>
      <text:p text:style-name="Standard"/>
      <text:p text:style-name="P1"><text:span text:style-name="T13">提示：我们将</text:span><text:span text:style-name="Emphasis"><text:span text:style-name="T14"> </text:span></text:span><text:a xlink:type="simple" xlink:href="https://developer.mozilla.org/zh-CN/docs/Web/HTML/Element/script" text:style-name="Internet_20_link" text:visited-style-name="Visited_20_Internet_20_Link"><text:span text:style-name="Emphasis"><text:span text:style-name="Source_20_Text"><text:span text:style-name="T18">&lt;script&gt;</text:span></text:span></text:span></text:a><text:span text:style-name="Emphasis"><text:span text:style-name="T17"> </text:span></text:span><text:span text:style-name="T13">元素放在 </text:span><text:span text:style-name="T16">HTML </text:span><text:span text:style-name="T13">文件底部的原因是，浏览器按照代码在文件中的顺序解析 </text:span><text:span text:style-name="T16">HTML</text:span><text:span text:style-name="T13">。如果 </text:span><text:span text:style-name="T16">JavaScript</text:span><text:span text:style-name="T13">在最先面被加载，</text:span><text:span text:style-name="T16">HTML</text:span><text:span text:style-name="T13">还未加载，</text:span><text:span text:style-name="T16">JavaScript</text:span><text:span text:style-name="T13">将无法作用于</text:span><text:span text:style-name="T16">HTML</text:span><text:span text:style-name="T13">，所以</text:span><text:span text:style-name="T16">JavaScript</text:span><text:span text:style-name="T13">无效，如果 </text:span><text:span text:style-name="T16">JavaScript </text:span><text:span text:style-name="T13">代码出现问题则 </text:span><text:span text:style-name="T16">HTML </text:span><text:span text:style-name="T13">不会被加载。所以将 </text:span><text:span text:style-name="T16">JavaScript </text:span><text:span text:style-name="T13">代码放在底部是最好的选择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x-locale-body, sans-serif"/>
    <style:font-face style:name="consolas" svg:font-family="consolas, 'Liberation Mono', courier, monospace"/>
    <style:font-face style:name="consolas1" svg:font-family="consolas, monaco, 'andale mono', monospace"/>
    <style:font-face style:name="x-locale-heading-primary" svg:font-family="x-locale-heading-primary, zillaslab, Palatino, 'Palatino Linotype', x-locale-heading-secondary, serif"/>
    <style:font-face style:name="Noto Sans CJK SC Regular1" svg:font-family="'Noto Sans CJK SC Regular'" style:font-family-generic="swiss"/>
    <style:font-face style:name="Open Sans1" svg:font-family="'Open Sans', arial, x-locale-body, sans-serif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1:21:53.785622019</meta:creation-date>
    <dc:date>2017-09-26T22:58:25.769646109</dc:date>
    <meta:editing-duration>PT26M1S</meta:editing-duration>
    <meta:editing-cycles>1</meta:editing-cycles>
    <meta:document-statistic meta:table-count="0" meta:image-count="1" meta:object-count="0" meta:page-count="2" meta:paragraph-count="18" meta:word-count="550" meta:character-count="907" meta:non-whitespace-character-count="856"/>
    <meta:generator>LibreOffice/5.3.1.2$Linux_X86_64 LibreOffice_project/30m0$Build-2</meta:generator>
  </office:meta>
</office:document-meta>
</file>